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2.331cm"/>
    </style:style>
    <style:style style:name="gr2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0.41cm"/>
    </style:style>
    <style:style style:name="gr3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cm" fo:min-width="1.271cm"/>
    </style:style>
    <style:style style:name="gr4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907cm"/>
    </style:style>
    <style:style style:name="gr5" style:family="graphic" style:parent-style-name="standard">
      <style:graphic-properties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6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4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family="'Courier New'" style:font-family-generic="modern" style:font-pitch="fixed" fo:font-size="10pt"/>
    </style:style>
    <style:style style:name="T1" style:family="text">
      <style:text-properties fo:font-family="'Courier New'" style:font-style-name="Regular" style:font-pitch="fixed" fo:font-size="10pt"/>
    </style:style>
    <style:style style:name="T2" style:family="text">
      <style:text-properties fo:font-family="'Courier New'" style:font-family-generic="modern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2.331cm" svg:height="0.399cm" svg:x="0.965cm" svg:y="6.139cm">
          <draw:text-box>
            <text:p text:style-name="P1"><text:span text:style-name="T1"><text:s/></text:span><text:span text:style-name="T1">DEPARTURE </text:span></text:p>
          </draw:text-box>
        </draw:frame>
        <draw:frame draw:style-name="gr2" draw:text-style-name="P2" draw:id="id3" draw:layer="layout" svg:width="0.849cm" svg:height="0.399cm" svg:x="6.596cm" svg:y="7.368cm">
          <draw:text-box>
            <text:p text:style-name="P1"><text:span text:style-name="T1"><text:s/></text:span><text:span text:style-name="T1">TO </text:span></text:p>
          </draw:text-box>
        </draw:frame>
        <draw:frame draw:style-name="gr3" draw:text-style-name="P2" draw:id="id2" draw:layer="layout" svg:width="2.542cm" svg:height="0.399cm" svg:x="10.829cm" svg:y="8.313cm">
          <draw:text-box>
            <text:p text:style-name="P1"><text:span text:style-name="T1"><text:s/></text:span><text:span text:style-name="T1">TRAIN TYPE </text:span></text:p>
          </draw:text-box>
        </draw:frame>
        <draw:frame draw:style-name="gr4" draw:text-style-name="P2" draw:id="id4" draw:layer="layout" svg:width="1.907cm" svg:height="0.399cm" svg:x="8.651cm" svg:y="8.313cm">
          <draw:text-box>
            <text:p text:style-name="P1"><text:span text:style-name="T1"><text:s/></text:span><text:span text:style-name="T1">STATION </text:span></text:p>
          </draw:text-box>
        </draw:frame>
        <draw:connector draw:style-name="gr5" draw:text-style-name="P3" draw:layer="layout" draw:type="curve" svg:x1="3.296cm" svg:y1="6.338cm" svg:x2="12.1cm" svg:y2="8.313cm" draw:start-shape="id1" draw:start-glue-point="1" draw:end-shape="id2" draw:end-glue-point="0">
          <text:p text:style-name="P1"/>
        </draw:connector>
        <draw:connector draw:style-name="gr5" draw:text-style-name="P3" draw:layer="layout" draw:type="curve" svg:x1="2.13cm" svg:y1="6.538cm" svg:x2="6.596cm" svg:y2="7.567cm" draw:start-shape="id1" draw:start-glue-point="2" draw:end-shape="id3" draw:end-glue-point="3">
          <text:p text:style-name="P1"/>
        </draw:connector>
        <draw:connector draw:style-name="gr5" draw:text-style-name="P3" draw:layer="layout" draw:type="curve" svg:x1="7.445cm" svg:y1="7.567cm" svg:x2="9.604cm" svg:y2="8.313cm" draw:start-shape="id3" draw:start-glue-point="1" draw:end-shape="id4" draw:end-glue-point="0">
          <text:p text:style-name="P1"/>
        </draw:connector>
        <draw:frame draw:style-name="gr6" draw:text-style-name="P3" draw:layer="layout" svg:width="4.235cm" svg:height="0.399cm" svg:x="4.707cm" svg:y="0.074cm">
          <draw:text-box>
            <text:p text:style-name="P4"><text:span text:style-name="T1">Reference semmantics</text:span></text:p>
          </draw:text-box>
        </draw:frame>
        <draw:frame draw:style-name="gr7" draw:text-style-name="P2" draw:id="id5" draw:layer="layout" svg:width="1.907cm" svg:height="0.399cm" svg:x="1.475cm" svg:y="0.714cm">
          <draw:text-box>
            <text:p text:style-name="P1"><text:span text:style-name="T1"><text:s/></text:span><text:span text:style-name="T1">ARRIVAL </text:span></text:p>
          </draw:text-box>
        </draw:frame>
        <draw:frame draw:style-name="gr2" draw:text-style-name="P2" draw:id="id7" draw:layer="layout" svg:width="0.849cm" svg:height="0.399cm" svg:x="6.837cm" svg:y="2.143cm">
          <draw:text-box>
            <text:p text:style-name="P1"><text:span text:style-name="T1"><text:s/></text:span><text:span text:style-name="T1">TO </text:span></text:p>
          </draw:text-box>
        </draw:frame>
        <draw:frame draw:style-name="gr3" draw:text-style-name="P2" draw:id="id6" draw:layer="layout" svg:width="1.272cm" svg:height="0.399cm" svg:x="3.198cm" svg:y="2.188cm">
          <draw:text-box>
            <text:p text:style-name="P1"><text:span text:style-name="T1"><text:s/></text:span><text:span text:style-name="T1">TIME </text:span></text:p>
          </draw:text-box>
        </draw:frame>
        <draw:frame draw:style-name="gr4" draw:text-style-name="P2" draw:id="id8" draw:layer="layout" svg:width="1.907cm" svg:height="0.399cm" svg:x="8.639cm" svg:y="2.988cm">
          <draw:text-box>
            <text:p text:style-name="P1"><text:span text:style-name="T1"><text:s/></text:span><text:span text:style-name="T1">STATION </text:span></text:p>
          </draw:text-box>
        </draw:frame>
        <draw:connector draw:style-name="gr5" draw:text-style-name="P3" draw:layer="layout" draw:type="curve" svg:x1="2.428cm" svg:y1="1.113cm" svg:x2="3.834cm" svg:y2="2.188cm" draw:start-shape="id5" draw:start-glue-point="2" draw:end-shape="id6" draw:end-glue-point="0">
          <text:p text:style-name="P1"/>
        </draw:connector>
        <draw:connector draw:style-name="gr5" draw:text-style-name="P3" draw:layer="layout" draw:type="curve" svg:x1="3.382cm" svg:y1="0.913cm" svg:x2="7.261cm" svg:y2="2.143cm" draw:start-shape="id5" draw:start-glue-point="1" draw:end-shape="id7" draw:end-glue-point="0">
          <text:p text:style-name="P1"/>
        </draw:connector>
        <draw:connector draw:style-name="gr5" draw:text-style-name="P3" draw:layer="layout" draw:type="curve" svg:x1="7.686cm" svg:y1="2.342cm" svg:x2="9.592cm" svg:y2="2.988cm" draw:start-shape="id7" draw:start-glue-point="1" draw:end-shape="id8" draw:end-glue-point="0">
          <text:p text:style-name="P1"/>
        </draw:connector>
        <draw:frame draw:style-name="gr6" draw:text-style-name="P3" draw:layer="layout" svg:width="4.447cm" svg:height="0.399cm" svg:x="4.601cm" svg:y="5.149cm">
          <draw:text-box>
            <text:p text:style-name="P4"><text:span text:style-name="T1">Hyphothesis semantics</text:span></text:p>
          </draw:text-box>
        </draw:frame>
        <draw:frame draw:style-name="gr8" draw:text-style-name="P2" draw:id="id10" draw:layer="layout" svg:width="1.272cm" svg:height="0.399cm" svg:x="0.097cm" svg:y="4.066cm">
          <draw:text-box>
            <text:p text:style-name="P1"><text:span text:style-name="T1">budete</text:span></text:p>
          </draw:text-box>
        </draw:frame>
        <draw:frame draw:style-name="gr6" draw:text-style-name="P5" draw:id="id9" draw:layer="layout" svg:width="0.849cm" svg:height="0.399cm" svg:x="2.167cm" svg:y="4.066cm">
          <draw:text-box>
            <text:p text:style-name="P1"><text:span text:style-name="T2">osum</text:span></text:p>
          </draw:text-box>
        </draw:frame>
        <draw:frame draw:style-name="gr6" draw:text-style-name="P5" draw:id="id11" draw:layer="layout" svg:width="1.695cm" svg:height="0.399cm" svg:x="3.813cm" svg:y="4.066cm">
          <draw:text-box>
            <text:p text:style-name="P1"><text:span text:style-name="T2">čtyřicet</text:span></text:p>
          </draw:text-box>
        </draw:frame>
        <draw:frame draw:style-name="gr6" draw:text-style-name="P5" draw:id="id12" draw:layer="layout" svg:width="0.637cm" svg:height="0.399cm" svg:x="6.306cm" svg:y="4.066cm">
          <draw:text-box>
            <text:p text:style-name="P1"><text:span text:style-name="T2">dva</text:span></text:p>
          </draw:text-box>
        </draw:frame>
        <draw:frame draw:style-name="gr6" draw:text-style-name="P5" draw:id="id13" draw:layer="layout" svg:width="0.214cm" svg:height="0.399cm" svg:x="7.74cm" svg:y="4.066cm">
          <draw:text-box>
            <text:p text:style-name="P1"><text:span text:style-name="T2">v</text:span></text:p>
          </draw:text-box>
        </draw:frame>
        <draw:frame draw:style-name="gr6" draw:text-style-name="P5" draw:id="id14" draw:layer="layout" svg:width="1.695cm" svg:height="0.399cm" svg:x="8.751cm" svg:y="4.066cm">
          <draw:text-box>
            <text:p text:style-name="P1"><text:span text:style-name="T2">Nepomuku</text:span></text:p>
          </draw:text-box>
        </draw:frame>
        <draw:frame draw:style-name="gr6" draw:text-style-name="P5" draw:id="id15" draw:layer="layout" svg:width="1.695cm" svg:height="0.399cm" svg:x="11.245cm" svg:y="4.066cm">
          <draw:text-box>
            <text:p text:style-name="P1"><text:span text:style-name="T2">zastávka</text:span></text:p>
          </draw:text-box>
        </draw:frame>
        <draw:connector draw:style-name="gr5" draw:text-style-name="P3" draw:layer="layout" draw:type="curve" svg:x1="3.834cm" svg:y1="2.587cm" svg:x2="2.591cm" svg:y2="4.066cm" draw:start-shape="id6" draw:start-glue-point="2" draw:end-shape="id9" draw:end-glue-point="0">
          <text:p text:style-name="P1"/>
        </draw:connector>
        <draw:connector draw:style-name="gr5" draw:text-style-name="P3" draw:layer="layout" draw:type="curve" svg:x1="2.428cm" svg:y1="1.113cm" svg:x2="0.733cm" svg:y2="4.066cm" draw:start-shape="id5" draw:start-glue-point="2" draw:end-shape="id10" draw:end-glue-point="0">
          <text:p text:style-name="P1"/>
        </draw:connector>
        <draw:connector draw:style-name="gr5" draw:text-style-name="P3" draw:layer="layout" draw:type="curve" svg:x1="3.835cm" svg:y1="2.588cm" svg:x2="4.66cm" svg:y2="4.066cm" draw:end-shape="id11">
          <text:p text:style-name="P1"/>
        </draw:connector>
        <draw:connector draw:style-name="gr5" draw:text-style-name="P3" draw:layer="layout" draw:type="curve" svg:x1="3.836cm" svg:y1="2.588cm" svg:x2="6.624cm" svg:y2="4.066cm" draw:end-shape="id12" draw:end-glue-point="0">
          <text:p text:style-name="P1"/>
        </draw:connector>
        <draw:connector draw:style-name="gr5" draw:text-style-name="P3" draw:layer="layout" draw:type="curve" svg:x1="7.261cm" svg:y1="2.542cm" svg:x2="7.847cm" svg:y2="4.066cm" draw:start-shape="id7" draw:start-glue-point="2" draw:end-shape="id13" draw:end-glue-point="0">
          <text:p text:style-name="P1"/>
        </draw:connector>
        <draw:connector draw:style-name="gr5" draw:text-style-name="P3" draw:layer="layout" draw:type="curve" svg:x1="9.592cm" svg:y1="3.387cm" svg:x2="9.598cm" svg:y2="4.066cm" draw:start-shape="id8" draw:start-glue-point="2" draw:end-shape="id14" draw:end-glue-point="0">
          <text:p text:style-name="P1"/>
        </draw:connector>
        <draw:connector draw:style-name="gr5" draw:text-style-name="P3" draw:layer="layout" draw:type="curve" svg:x1="3.382cm" svg:y1="0.913cm" svg:x2="12.092cm" svg:y2="4.066cm" draw:start-shape="id5" draw:start-glue-point="1" draw:end-shape="id15" draw:end-glue-point="0">
          <text:p text:style-name="P1"/>
        </draw:connector>
        <draw:frame draw:style-name="gr8" draw:text-style-name="P2" draw:id="id22" draw:layer="layout" svg:width="1.272cm" svg:height="0.399cm" svg:x="0.098cm" svg:y="9.467cm">
          <draw:text-box>
            <text:p text:style-name="P1"><text:span text:style-name="T1">budete</text:span></text:p>
          </draw:text-box>
        </draw:frame>
        <draw:frame draw:style-name="gr6" draw:text-style-name="P5" draw:id="id21" draw:layer="layout" svg:width="0.849cm" svg:height="0.399cm" svg:x="2.168cm" svg:y="9.467cm">
          <draw:text-box>
            <text:p text:style-name="P1"><text:span text:style-name="T2">osum</text:span></text:p>
          </draw:text-box>
        </draw:frame>
        <draw:frame draw:style-name="gr6" draw:text-style-name="P5" draw:id="id20" draw:layer="layout" svg:width="1.695cm" svg:height="0.399cm" svg:x="3.814cm" svg:y="9.467cm">
          <draw:text-box>
            <text:p text:style-name="P1"><text:span text:style-name="T2">čtyřicet</text:span></text:p>
          </draw:text-box>
        </draw:frame>
        <draw:frame draw:style-name="gr6" draw:text-style-name="P5" draw:id="id19" draw:layer="layout" svg:width="0.637cm" svg:height="0.399cm" svg:x="6.307cm" svg:y="9.467cm">
          <draw:text-box>
            <text:p text:style-name="P1"><text:span text:style-name="T2">dva</text:span></text:p>
          </draw:text-box>
        </draw:frame>
        <draw:frame draw:style-name="gr6" draw:text-style-name="P5" draw:id="id18" draw:layer="layout" svg:width="0.214cm" svg:height="0.399cm" svg:x="7.741cm" svg:y="9.467cm">
          <draw:text-box>
            <text:p text:style-name="P1"><text:span text:style-name="T2">v</text:span></text:p>
          </draw:text-box>
        </draw:frame>
        <draw:frame draw:style-name="gr6" draw:text-style-name="P5" draw:id="id16" draw:layer="layout" svg:width="1.695cm" svg:height="0.399cm" svg:x="8.752cm" svg:y="9.467cm">
          <draw:text-box>
            <text:p text:style-name="P1"><text:span text:style-name="T2">Nepomuku</text:span></text:p>
          </draw:text-box>
        </draw:frame>
        <draw:frame draw:style-name="gr6" draw:text-style-name="P5" draw:id="id17" draw:layer="layout" svg:width="1.695cm" svg:height="0.399cm" svg:x="11.246cm" svg:y="9.467cm">
          <draw:text-box>
            <text:p text:style-name="P1"><text:span text:style-name="T2">zastávka</text:span></text:p>
          </draw:text-box>
        </draw:frame>
        <draw:connector draw:style-name="gr5" draw:text-style-name="P3" draw:layer="layout" draw:type="curve" svg:x1="9.604cm" svg:y1="8.712cm" svg:x2="9.599cm" svg:y2="9.467cm" draw:start-shape="id4" draw:start-glue-point="2" draw:end-shape="id16" draw:end-glue-point="0">
          <text:p text:style-name="P1"/>
        </draw:connector>
        <draw:connector draw:style-name="gr5" draw:text-style-name="P3" draw:layer="layout" draw:type="curve" svg:x1="12.1cm" svg:y1="8.712cm" svg:x2="12.093cm" svg:y2="9.467cm" draw:start-shape="id2" draw:start-glue-point="2" draw:end-shape="id17" draw:end-glue-point="0">
          <text:p text:style-name="P1"/>
        </draw:connector>
        <draw:connector draw:style-name="gr5" draw:text-style-name="P3" draw:layer="layout" draw:type="curve" svg:x1="7.02cm" svg:y1="7.767cm" svg:x2="7.848cm" svg:y2="9.467cm" draw:start-shape="id3" draw:start-glue-point="2" draw:end-shape="id18" draw:end-glue-point="0">
          <text:p text:style-name="P1"/>
        </draw:connector>
        <draw:connector draw:style-name="gr5" draw:text-style-name="P3" draw:layer="layout" draw:type="curve" svg:x1="7.02cm" svg:y1="7.767cm" svg:x2="6.625cm" svg:y2="9.467cm" draw:start-shape="id3" draw:start-glue-point="2" draw:end-shape="id19" draw:end-glue-point="0">
          <text:p text:style-name="P1"/>
        </draw:connector>
        <draw:connector draw:style-name="gr5" draw:text-style-name="P3" draw:layer="layout" draw:type="curve" svg:x1="2.13cm" svg:y1="6.538cm" svg:x2="4.661cm" svg:y2="9.467cm" draw:start-shape="id1" draw:start-glue-point="2" draw:end-shape="id20" draw:end-glue-point="0">
          <text:p text:style-name="P1"/>
        </draw:connector>
        <draw:connector draw:style-name="gr5" draw:text-style-name="P3" draw:layer="layout" draw:type="curve" svg:x1="2.131cm" svg:y1="6.539cm" svg:x2="2.592cm" svg:y2="9.467cm" draw:end-shape="id21" draw:end-glue-point="0">
          <text:p text:style-name="P1"/>
        </draw:connector>
        <draw:connector draw:style-name="gr5" draw:text-style-name="P3" draw:layer="layout" draw:type="curve" svg:x1="2.132cm" svg:y1="6.539cm" svg:x2="0.734cm" svg:y2="9.467cm" draw:end-shape="id22" draw:end-glue-point="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152cm" draw:marker-start-center="false" draw:marker-end-width="0.152cm" draw:marker-end-center="false" draw:stroke-linejoin="round" draw:fill="solid" draw:fill-color="#00b8ff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13.5cm" fo:page-height="10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04-06T11:52:55</meta:creation-date>
    <dc:creator>Filip Jurcicek</dc:creator>
    <dc:date>2006-04-28T13:23:13</dc:date>
    <dc:language>en-US</dc:language>
    <meta:editing-cycles>25</meta:editing-cycles>
    <meta:editing-duration>PT4H54M1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